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41cm"/>
    </style:style>
    <style:style style:name="co2" style:family="table-column">
      <style:table-column-properties fo:break-before="auto" style:column-width="4.5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ivel</text:p>
          </table:table-cell>
          <table:table-cell office:value-type="string" calcext:value-type="string">
            <text:p>caída media objetivo</text:p>
          </table:table-cell>
          <table:table-cell office:value-type="string" calcext:value-type="string">
            <text:p>rondas</text:p>
          </table:table-cell>
          <table:table-cell office:value-type="string" calcext:value-type="string">
            <text:p>daño por rond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2]/[.C2]" office:value-type="float" office:value="1.66666666666667" calcext:value-type="float">
            <text:p>1,666666666666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3]/[.C3]" office:value-type="float" office:value="1.66666666666667" calcext:value-type="float">
            <text:p>1,6666666666666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B4]/[.C4]" office:value-type="float" office:value="2.5" calcext:value-type="float">
            <text:p>2,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B5]/[.C5]" office:value-type="float" office:value="2.5" calcext:value-type="float">
            <text:p>2,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B6]/[.C6]" office:value-type="float" office:value="4" calcext:value-type="float">
            <text:p>4</text:p>
          </table:table-cell>
          <table:table-cell/>
          <table:table-cell office:value-type="string" calcext:value-type="string">
            <text:p>trabaj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B7]/[.C7]" office:value-type="float" office:value="4" calcext:value-type="float">
            <text:p>4</text:p>
          </table:table-cell>
          <table:table-cell/>
          <table:table-cell office:value-type="string" calcext:value-type="string">
            <text:p>relacion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ísic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9])" office:value-type="float" office:value="65" calcext:value-type="float">
            <text:p>65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puntos iniciales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quedan</text:p>
          </table:table-cell>
          <table:table-cell table:formula="of:=[.B14]-[.B10]" office:value-type="float" office:value="35" calcext:value-type="float">
            <text:p>35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artas jugables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ectos</text:p>
          </table:table-cell>
          <table:table-cell office:value-type="float" office:value="10" calcext:value-type="float">
            <text:p>10</text:p>
          </table:table-cell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 style:data-style-name="N2" text:time-value="12:30:52.90295808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00:19:05.719509708</meta:creation-date>
    <dc:date>2025-01-25T14:31:55.287906118</dc:date>
    <meta:editing-duration>PT2H34M7S</meta:editing-duration>
    <meta:editing-cycles>5</meta:editing-cycles>
    <meta:generator>LibreOffice/24.8.4.2$Linux_X86_64 LibreOffice_project/480$Build-2</meta:generator>
    <meta:document-statistic meta:table-count="1" meta:cell-count="41" meta:object-count="0"/>
  </office:meta>
</office:document-meta>
</file>